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9b4" officeooo:paragraph-rsid="000d39b4"/>
    </style:style>
    <style:style style:name="P2" style:family="paragraph" style:parent-style-name="Standard">
      <style:text-properties officeooo:rsid="000dedbe" officeooo:paragraph-rsid="000dedbe"/>
    </style:style>
    <style:style style:name="P3" style:family="paragraph" style:parent-style-name="Standard">
      <style:text-properties officeooo:rsid="00114181" officeooo:paragraph-rsid="00114181"/>
    </style:style>
    <style:style style:name="P4" style:family="paragraph" style:parent-style-name="Standard">
      <style:text-properties officeooo:rsid="0013e616" officeooo:paragraph-rsid="0013e616"/>
    </style:style>
    <style:style style:name="P5" style:family="paragraph" style:parent-style-name="Standard">
      <style:text-properties officeooo:rsid="0015c8af" officeooo:paragraph-rsid="0015c8af"/>
    </style:style>
    <style:style style:name="P6" style:family="paragraph" style:parent-style-name="Standard">
      <style:text-properties officeooo:rsid="001b3c6b" officeooo:paragraph-rsid="001b3c6b"/>
    </style:style>
    <style:style style:name="P7" style:family="paragraph" style:parent-style-name="Standard">
      <style:text-properties officeooo:rsid="001b505b" officeooo:paragraph-rsid="001b505b"/>
    </style:style>
    <style:style style:name="P8" style:family="paragraph" style:parent-style-name="Standard">
      <style:text-properties officeooo:rsid="001cb6da" officeooo:paragraph-rsid="001cb6da"/>
    </style:style>
    <style:style style:name="P9" style:family="paragraph" style:parent-style-name="Standard">
      <style:text-properties style:text-position="0% 100%" officeooo:rsid="001cb6da" officeooo:paragraph-rsid="001b505b"/>
    </style:style>
    <style:style style:name="P10" style:family="paragraph" style:parent-style-name="Standard">
      <style:text-properties officeooo:rsid="0013e616" officeooo:paragraph-rsid="0013e616"/>
    </style:style>
    <style:style style:name="P11" style:family="paragraph" style:parent-style-name="Standard">
      <style:text-properties officeooo:rsid="001d7f54" officeooo:paragraph-rsid="001d7f54"/>
    </style:style>
    <style:style style:name="T1" style:family="text">
      <style:text-properties officeooo:rsid="00114181"/>
    </style:style>
    <style:style style:name="T2" style:family="text">
      <style:text-properties officeooo:rsid="001a8d64"/>
    </style:style>
    <style:style style:name="T3" style:family="text">
      <style:text-properties officeooo:rsid="001cb6da"/>
    </style:style>
    <style:style style:name="T4" style:family="text">
      <style:text-properties style:text-position="super 58%"/>
    </style:style>
    <style:style style:name="T5" style:family="text">
      <style:text-properties style:text-position="super 58%" officeooo:rsid="001cb6da"/>
    </style:style>
    <style:style style:name="T6" style:family="text">
      <style:text-properties style:text-position="0% 100%"/>
    </style:style>
    <style:style style:name="T7" style:family="text">
      <style:text-properties style:text-position="0% 100%" officeooo:rsid="001cb6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Measurement</text:p>
      <text:p text:style-name="P1">The watts fluctuate when first power on, but it reach a steady state at around 4.7w</text:p>
      <text:p text:style-name="P1"/>
      <text:p text:style-name="P2">Network Activity</text:p>
      <text:p text:style-name="P2">Use Wireshark to capture the network activity on external ethernet on the lab machine. Record the number of events in a minute: <text:span text:style-name="T1">127</text:span>events/<text:span text:style-name="T1">sec</text:span></text:p>
      <text:p text:style-name="P2"/>
      <text:p text:style-name="P3">When the pi is sending the power increases from 4.6w to 5.1w; <text:s/>when the pi is receiving the power increases from 4.6w to 4.9w. Sending is consuming more power. When sending, the pi is generating message and sending actively, while receiving, it is listening passively, the generation and sending process may consume power and could be the reason for the difference.</text:p>
      <text:p text:style-name="P3"/>
      <text:p text:style-name="P4">When doing iperf, the power of pi change to around 5.6w, some instances up to 7w</text:p>
      <text:p text:style-name="P4"/>
      <text:p text:style-name="P4">Original rx-usecs value is 57</text:p>
      <text:p text:style-name="P4"/>
      <text:p text:style-name="P11">Expectation: information is hold in some register before it is sent to CPU. Storing information may require the voltage to hold for the storing period. A decrease in the length of this time may decrease the power consumption.</text:p>
      <text:p text:style-name="P4"/>
      <text:p text:style-name="P5">After changing rx-usecs value to 0, the power consumption doesn’t change much.</text:p>
      <text:p text:style-name="P5"/>
      <text:p text:style-name="P5">During the stress CPU test the power consumption goes up to around 6.3w. <text:span text:style-name="T2">This is higher than power of network activity.</text:span></text:p>
      <text:p text:style-name="P5"/>
      <text:p text:style-name="P5">During high network <text:span text:style-name="T2">activity the CPU is also executing instruction, the power consumption of network activity is also contributed by CPU.</text:span></text:p>
      <text:p text:style-name="P5"/>
      <text:p text:style-name="P6">Theoretical Experiment</text:p>
      <text:p text:style-name="P7">France:</text:p>
      <text:p text:style-name="P7">CI = 20g/kWh</text:p>
      <text:p text:style-name="P7"/>
      <text:p text:style-name="P7">pi energy consumption: 14Wh</text:p>
      <text:p text:style-name="P7"/>
      <text:p text:style-name="P7">CF = 0.014*0.02 = 0.00028kg</text:p>
      <text:p text:style-name="P7"/>
      <text:p text:style-name="P7">From now to 2030, a single raspberry pi will consume 5*365*24h x 5w = 219kWh</text:p>
      <text:p text:style-name="P7">30B raspberry together will consume <text:span text:style-name="T3">6.57*10</text:span><text:span text:style-name="T5">12</text:span><text:span text:style-name="T7">kWh</text:span></text:p>
      <text:p text:style-name="P9"/>
      <text:p text:style-name="P8"><text:span text:style-name="T6">With additional 30B, it will be 9.85*10</text:span><text:span text:style-name="T4">12</text:span><text:span text:style-name="T6">kWh</text:span></text:p>
      <text:p text:style-name="P8"/>
      <text:p text:style-name="P8">Total CF will be 1.97*10<text:span text:style-name="T4">11</text:span><text:span text:style-name="T6">kg</text:span></text:p>
      <text:p text:style-name="P8"/>
      <text:p text:style-name="P8">This estimation is not accurate, there are devices that consume much more power on the network</text:p>
      <text:p text:style-name="P6"/>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0T12:15:55.748535994</meta:creation-date>
    <meta:generator>LibreOffice/7.3.7.2$Linux_X86_64 LibreOffice_project/30$Build-2</meta:generator>
    <dc:date>2025-06-13T15:16:42.050425407</dc:date>
    <meta:editing-duration>PT9M7S</meta:editing-duration>
    <meta:editing-cycles>3</meta:editing-cycles>
    <meta:document-statistic meta:table-count="0" meta:image-count="0" meta:object-count="0" meta:page-count="1" meta:paragraph-count="21" meta:word-count="281" meta:character-count="1676" meta:non-whitespace-character-count="1415"/>
  </office:meta>
</office:document-meta>
</file>